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4.09cm" svg:height="15.762cm" svg:x="27.519cm" svg:y="0.817cm">
            <draw:object draw:notify-on-update-of-ranges="Arkusz1.A1:Arkusz1.A101 Arkusz1.L1:Arkusz1.L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.291317" calcext:value-type="float">
            <text:p>41.291317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55751157" calcext:value-type="float">
            <text:p>0.55751157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8.3231945" calcext:value-type="float">
            <text:p>8.3231945</text:p>
          </table:table-cell>
          <table:table-cell office:value-type="float" office:value="4.130015" calcext:value-type="float">
            <text:p>4.130015</text:p>
          </table:table-cell>
          <table:table-cell office:value-type="float" office:value="5.015231" calcext:value-type="float">
            <text:p>5.015231</text:p>
          </table:table-cell>
          <table:table-cell office:value-type="float" office:value="4.000677" calcext:value-type="float">
            <text:p>4.000677</text:p>
          </table:table-cell>
          <table:table-cell office:value-type="float" office:value="12.288107" calcext:value-type="float">
            <text:p>12.288107</text:p>
          </table:table-cell>
          <table:table-cell table:formula="of:=AVERAGE([.B1:.K1])" office:value-type="float" office:value="7.880424667" calcext:value-type="float">
            <text:p>7.880424667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float" office:value="18.84459" calcext:value-type="float">
            <text:p>18.84459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55751157" calcext:value-type="float">
            <text:p>0.55751157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8.3231945" calcext:value-type="float">
            <text:p>8.3231945</text:p>
          </table:table-cell>
          <table:table-cell office:value-type="float" office:value="1.3376135" calcext:value-type="float">
            <text:p>1.3376135</text:p>
          </table:table-cell>
          <table:table-cell office:value-type="float" office:value="3.2904444" calcext:value-type="float">
            <text:p>3.2904444</text:p>
          </table:table-cell>
          <table:table-cell office:value-type="float" office:value="0.11485416" calcext:value-type="float">
            <text:p>0.11485416</text:p>
          </table:table-cell>
          <table:table-cell office:value-type="float" office:value="0.057937287" calcext:value-type="float">
            <text:p>0.057937287</text:p>
          </table:table-cell>
          <table:table-cell table:formula="of:=AVERAGE([.B2:.K2])" office:value-type="float" office:value="3.5724339017" calcext:value-type="float">
            <text:p>3.5724339017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1.971615" calcext:value-type="float">
            <text:p>11.971615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55751157" calcext:value-type="float">
            <text:p>0.55751157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8.3231945" calcext:value-type="float">
            <text:p>8.3231945</text:p>
          </table:table-cell>
          <table:table-cell office:value-type="float" office:value="1.3376135" calcext:value-type="float">
            <text:p>1.3376135</text:p>
          </table:table-cell>
          <table:table-cell office:value-type="float" office:value="3.2904444" calcext:value-type="float">
            <text:p>3.2904444</text:p>
          </table:table-cell>
          <table:table-cell office:value-type="float" office:value="0.11485416" calcext:value-type="float">
            <text:p>0.11485416</text:p>
          </table:table-cell>
          <table:table-cell office:value-type="float" office:value="0.057937287" calcext:value-type="float">
            <text:p>0.057937287</text:p>
          </table:table-cell>
          <table:table-cell table:formula="of:=AVERAGE([.B3:.K3])" office:value-type="float" office:value="2.8851364017" calcext:value-type="float">
            <text:p>2.8851364017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8.115843" calcext:value-type="float">
            <text:p>8.115843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55751157" calcext:value-type="float">
            <text:p>0.55751157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8.3231945" calcext:value-type="float">
            <text:p>8.3231945</text:p>
          </table:table-cell>
          <table:table-cell office:value-type="float" office:value="1.3376135" calcext:value-type="float">
            <text:p>1.3376135</text:p>
          </table:table-cell>
          <table:table-cell office:value-type="float" office:value="3.2904444" calcext:value-type="float">
            <text:p>3.2904444</text:p>
          </table:table-cell>
          <table:table-cell office:value-type="float" office:value="0.11485416" calcext:value-type="float">
            <text:p>0.11485416</text:p>
          </table:table-cell>
          <table:table-cell office:value-type="float" office:value="0.057937287" calcext:value-type="float">
            <text:p>0.057937287</text:p>
          </table:table-cell>
          <table:table-cell table:formula="of:=AVERAGE([.B4:.K4])" office:value-type="float" office:value="2.4995592017" calcext:value-type="float">
            <text:p>2.499559201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3.6615934" calcext:value-type="float">
            <text:p>3.6615934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55751157" calcext:value-type="float">
            <text:p>0.55751157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1.3376135" calcext:value-type="float">
            <text:p>1.3376135</text:p>
          </table:table-cell>
          <table:table-cell office:value-type="float" office:value="3.2904444" calcext:value-type="float">
            <text:p>3.2904444</text:p>
          </table:table-cell>
          <table:table-cell office:value-type="float" office:value="0.11485416" calcext:value-type="float">
            <text:p>0.11485416</text:p>
          </table:table-cell>
          <table:table-cell office:value-type="float" office:value="0.057937287" calcext:value-type="float">
            <text:p>0.057937287</text:p>
          </table:table-cell>
          <table:table-cell table:formula="of:=AVERAGE([.B5:.K5])" office:value-type="float" office:value="1.2835335517" calcext:value-type="float">
            <text:p>1.2835335517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3.6615934" calcext:value-type="float">
            <text:p>3.6615934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55751157" calcext:value-type="float">
            <text:p>0.55751157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1.3376135" calcext:value-type="float">
            <text:p>1.3376135</text:p>
          </table:table-cell>
          <table:table-cell office:value-type="float" office:value="3.2904444" calcext:value-type="float">
            <text:p>3.2904444</text:p>
          </table:table-cell>
          <table:table-cell office:value-type="float" office:value="0.11485416" calcext:value-type="float">
            <text:p>0.11485416</text:p>
          </table:table-cell>
          <table:table-cell office:value-type="float" office:value="0.057937287" calcext:value-type="float">
            <text:p>0.057937287</text:p>
          </table:table-cell>
          <table:table-cell table:formula="of:=AVERAGE([.B6:.K6])" office:value-type="float" office:value="1.2835335517" calcext:value-type="float">
            <text:p>1.2835335517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3.6615934" calcext:value-type="float">
            <text:p>3.6615934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55751157" calcext:value-type="float">
            <text:p>0.55751157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1.3376135" calcext:value-type="float">
            <text:p>1.3376135</text:p>
          </table:table-cell>
          <table:table-cell office:value-type="float" office:value="3.2904444" calcext:value-type="float">
            <text:p>3.2904444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7:.K7])" office:value-type="float" office:value="1.2763128741" calcext:value-type="float">
            <text:p>1.2763128741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3.6615934" calcext:value-type="float">
            <text:p>3.6615934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55751157" calcext:value-type="float">
            <text:p>0.55751157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1.3376135" calcext:value-type="float">
            <text:p>1.3376135</text:p>
          </table:table-cell>
          <table:table-cell office:value-type="float" office:value="0.40219998" calcext:value-type="float">
            <text:p>0.40219998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8:.K8])" office:value-type="float" office:value="0.9874884321" calcext:value-type="float">
            <text:p>0.9874884321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3.6615934" calcext:value-type="float">
            <text:p>3.6615934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55751157" calcext:value-type="float">
            <text:p>0.55751157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1.0629232" calcext:value-type="float">
            <text:p>1.0629232</text:p>
          </table:table-cell>
          <table:table-cell office:value-type="float" office:value="0.40219998" calcext:value-type="float">
            <text:p>0.40219998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9:.K9])" office:value-type="float" office:value="0.9600194021" calcext:value-type="float">
            <text:p>0.9600194021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3.6615934" calcext:value-type="float">
            <text:p>3.6615934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5071086" calcext:value-type="float">
            <text:p>0.5071086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1.0629232" calcext:value-type="float">
            <text:p>1.0629232</text:p>
          </table:table-cell>
          <table:table-cell office:value-type="float" office:value="0.40219998" calcext:value-type="float">
            <text:p>0.40219998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10:.K10])" office:value-type="float" office:value="0.9549791051" calcext:value-type="float">
            <text:p>0.9549791051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3.478398" calcext:value-type="float">
            <text:p>3.47839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1.0629232" calcext:value-type="float">
            <text:p>1.0629232</text:p>
          </table:table-cell>
          <table:table-cell office:value-type="float" office:value="0.40219998" calcext:value-type="float">
            <text:p>0.40219998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11:.K11])" office:value-type="float" office:value="0.8960954841" calcext:value-type="float">
            <text:p>0.8960954841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3.478398" calcext:value-type="float">
            <text:p>3.47839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1.0629232" calcext:value-type="float">
            <text:p>1.0629232</text:p>
          </table:table-cell>
          <table:table-cell office:value-type="float" office:value="0.40219998" calcext:value-type="float">
            <text:p>0.40219998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12:.K12])" office:value-type="float" office:value="0.8960954841" calcext:value-type="float">
            <text:p>0.8960954841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3957474" calcext:value-type="float">
            <text:p>0.3957474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13:.K13])" office:value-type="float" office:value="0.7724897266" calcext:value-type="float">
            <text:p>0.7724897266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3957474" calcext:value-type="float">
            <text:p>0.3957474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14:.K14])" office:value-type="float" office:value="0.7724897266" calcext:value-type="float">
            <text:p>0.7724897266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3957474" calcext:value-type="float">
            <text:p>0.3957474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15:.K15])" office:value-type="float" office:value="0.7724897266" calcext:value-type="float">
            <text:p>0.7724897266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3957474" calcext:value-type="float">
            <text:p>0.3957474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16:.K16])" office:value-type="float" office:value="0.7724897266" calcext:value-type="float">
            <text:p>0.7724897266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3957474" calcext:value-type="float">
            <text:p>0.3957474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17:.K17])" office:value-type="float" office:value="0.7724897266" calcext:value-type="float">
            <text:p>0.7724897266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3957474" calcext:value-type="float">
            <text:p>0.3957474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18:.K18])" office:value-type="float" office:value="0.7724897266" calcext:value-type="float">
            <text:p>0.7724897266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36725116" calcext:value-type="float">
            <text:p>0.36725116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19:.K19])" office:value-type="float" office:value="0.7696401026" calcext:value-type="float">
            <text:p>0.7696401026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36725116" calcext:value-type="float">
            <text:p>0.36725116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20:.K20])" office:value-type="float" office:value="0.7696401026" calcext:value-type="float">
            <text:p>0.7696401026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36725116" calcext:value-type="float">
            <text:p>0.36725116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21:.K21])" office:value-type="float" office:value="0.7696401026" calcext:value-type="float">
            <text:p>0.7696401026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36725116" calcext:value-type="float">
            <text:p>0.36725116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22:.K22])" office:value-type="float" office:value="0.7696401026" calcext:value-type="float">
            <text:p>0.7696401026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36725116" calcext:value-type="float">
            <text:p>0.36725116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23:.K23])" office:value-type="float" office:value="0.7696401026" calcext:value-type="float">
            <text:p>0.7696401026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36725116" calcext:value-type="float">
            <text:p>0.36725116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24:.K24])" office:value-type="float" office:value="0.7696401026" calcext:value-type="float">
            <text:p>0.7696401026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36725116" calcext:value-type="float">
            <text:p>0.36725116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25:.K25])" office:value-type="float" office:value="0.7696401026" calcext:value-type="float">
            <text:p>0.7696401026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36725116" calcext:value-type="float">
            <text:p>0.36725116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26:.K26])" office:value-type="float" office:value="0.7696401026" calcext:value-type="float">
            <text:p>0.7696401026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36725116" calcext:value-type="float">
            <text:p>0.36725116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27:.K27])" office:value-type="float" office:value="0.7696401026" calcext:value-type="float">
            <text:p>0.7696401026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28:.K28])" office:value-type="float" office:value="0.7377966908" calcext:value-type="float">
            <text:p>0.7377966908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29:.K29])" office:value-type="float" office:value="0.7377966908" calcext:value-type="float">
            <text:p>0.7377966908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30:.K30])" office:value-type="float" office:value="0.7377966908" calcext:value-type="float">
            <text:p>0.7377966908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31:.K31])" office:value-type="float" office:value="0.7377966908" calcext:value-type="float">
            <text:p>0.7377966908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32:.K32])" office:value-type="float" office:value="0.7377966908" calcext:value-type="float">
            <text:p>0.7377966908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33:.K33])" office:value-type="float" office:value="0.7377966908" calcext:value-type="float">
            <text:p>0.7377966908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34:.K34])" office:value-type="float" office:value="0.7377966908" calcext:value-type="float">
            <text:p>0.7377966908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35:.K35])" office:value-type="float" office:value="0.7377966908" calcext:value-type="float">
            <text:p>0.7377966908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36:.K36])" office:value-type="float" office:value="0.7377966908" calcext:value-type="float">
            <text:p>0.7377966908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37:.K37])" office:value-type="float" office:value="0.7377966908" calcext:value-type="float">
            <text:p>0.7377966908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3.281208" calcext:value-type="float">
            <text:p>3.281208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42647384" calcext:value-type="float">
            <text:p>0.042647384</text:p>
          </table:table-cell>
          <table:table-cell office:value-type="float" office:value="0.057937287" calcext:value-type="float">
            <text:p>0.057937287</text:p>
          </table:table-cell>
          <table:table-cell table:formula="of:=AVERAGE([.B38:.K38])" office:value-type="float" office:value="0.7377966908" calcext:value-type="float">
            <text:p>0.7377966908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39:.K39])" office:value-type="float" office:value="0.7298464881" calcext:value-type="float">
            <text:p>0.7298464881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40:.K40])" office:value-type="float" office:value="0.7298464881" calcext:value-type="float">
            <text:p>0.7298464881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41:.K41])" office:value-type="float" office:value="0.7298464881" calcext:value-type="float">
            <text:p>0.7298464881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42:.K42])" office:value-type="float" office:value="0.7298464881" calcext:value-type="float">
            <text:p>0.7298464881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43:.K43])" office:value-type="float" office:value="0.7298464881" calcext:value-type="float">
            <text:p>0.729846488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44:.K44])" office:value-type="float" office:value="0.7298464881" calcext:value-type="float">
            <text:p>0.7298464881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45:.K45])" office:value-type="float" office:value="0.7298464881" calcext:value-type="float">
            <text:p>0.7298464881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46:.K46])" office:value-type="float" office:value="0.7298464881" calcext:value-type="float">
            <text:p>0.7298464881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30508205" calcext:value-type="float">
            <text:p>0.03050820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47:.K47])" office:value-type="float" office:value="0.7298464881" calcext:value-type="float">
            <text:p>0.729846488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10927494" calcext:value-type="float">
            <text:p>0.010927494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48:.K48])" office:value-type="float" office:value="0.727888417" calcext:value-type="float">
            <text:p>0.727888417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10927494" calcext:value-type="float">
            <text:p>0.010927494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49:.K49])" office:value-type="float" office:value="0.727888417" calcext:value-type="float">
            <text:p>0.727888417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8283465" calcext:value-type="float">
            <text:p>0.00828346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50:.K50])" office:value-type="float" office:value="0.7276240141" calcext:value-type="float">
            <text:p>0.7276240141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8283465" calcext:value-type="float">
            <text:p>0.00828346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51:.K51])" office:value-type="float" office:value="0.7276240141" calcext:value-type="float">
            <text:p>0.7276240141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8283465" calcext:value-type="float">
            <text:p>0.00828346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52:.K52])" office:value-type="float" office:value="0.7276240141" calcext:value-type="float">
            <text:p>0.7276240141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8283465" calcext:value-type="float">
            <text:p>0.008283465</text:p>
          </table:table-cell>
          <table:table-cell office:value-type="float" office:value="0.048817042" calcext:value-type="float">
            <text:p>0.048817042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53:.K53])" office:value-type="float" office:value="0.7276240141" calcext:value-type="float">
            <text:p>0.7276240141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8283465" calcext:value-type="float">
            <text:p>0.008283465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54:.K54])" office:value-type="float" office:value="0.7263292439" calcext:value-type="float">
            <text:p>0.7263292439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1.9815286" calcext:value-type="float">
            <text:p>1.9815286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8283465" calcext:value-type="float">
            <text:p>0.008283465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55:.K55])" office:value-type="float" office:value="0.7263292439" calcext:value-type="float">
            <text:p>0.7263292439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8283465" calcext:value-type="float">
            <text:p>0.008283465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56:.K56])" office:value-type="float" office:value="0.5649611759" calcext:value-type="float">
            <text:p>0.5649611759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57:.K57])" office:value-type="float" office:value="0.56462242978" calcext:value-type="float">
            <text:p>0.56462242978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58:.K58])" office:value-type="float" office:value="0.56462242978" calcext:value-type="float">
            <text:p>0.56462242978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59:.K59])" office:value-type="float" office:value="0.56462242978" calcext:value-type="float">
            <text:p>0.56462242978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60:.K60])" office:value-type="float" office:value="0.56462242978" calcext:value-type="float">
            <text:p>0.56462242978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61:.K61])" office:value-type="float" office:value="0.56462242978" calcext:value-type="float">
            <text:p>0.56462242978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62:.K62])" office:value-type="float" office:value="0.56462242978" calcext:value-type="float">
            <text:p>0.56462242978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63:.K63])" office:value-type="float" office:value="0.56462242978" calcext:value-type="float">
            <text:p>0.56462242978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64:.K64])" office:value-type="float" office:value="0.56462242978" calcext:value-type="float">
            <text:p>0.56462242978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65:.K65])" office:value-type="float" office:value="0.56462242978" calcext:value-type="float">
            <text:p>0.56462242978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66:.K66])" office:value-type="float" office:value="0.56462242978" calcext:value-type="float">
            <text:p>0.56462242978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67:.K67])" office:value-type="float" office:value="0.56462242978" calcext:value-type="float">
            <text:p>0.56462242978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68:.K68])" office:value-type="float" office:value="0.56462242978" calcext:value-type="float">
            <text:p>0.56462242978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69:.K69])" office:value-type="float" office:value="0.56462242978" calcext:value-type="float">
            <text:p>0.56462242978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586934" calcext:value-type="float">
            <text:p>0.03586934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70:.K70])" office:value-type="float" office:value="0.56462242978" calcext:value-type="float">
            <text:p>0.56462242978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71:.K71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72:.K72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73:.K73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74:.K74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75:.K75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76:.K76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77:.K77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78:.K78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79:.K79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80:.K80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81:.K81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82:.K82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83:.K83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84:.K84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85:.K85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86:.K86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87:.K87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88:.K88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89:.K89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90:.K90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91:.K91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92:.K92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93:.K93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94:.K94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95:.K95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96:.K96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97:.K97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98:.K98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99:.K99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100:.K100])" office:value-type="float" office:value="0.56430775428" calcext:value-type="float">
            <text:p>0.56430775428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3.2249036" calcext:value-type="float">
            <text:p>3.2249036</text:p>
          </table:table-cell>
          <table:table-cell office:value-type="float" office:value="0.4765119" calcext:value-type="float">
            <text:p>0.4765119</text:p>
          </table:table-cell>
          <table:table-cell office:value-type="float" office:value="0.10146779" calcext:value-type="float">
            <text:p>0.10146779</text:p>
          </table:table-cell>
          <table:table-cell office:value-type="float" office:value="0.36784792" calcext:value-type="float">
            <text:p>0.36784792</text:p>
          </table:table-cell>
          <table:table-cell office:value-type="float" office:value="0.7401531" calcext:value-type="float">
            <text:p>0.7401531</text:p>
          </table:table-cell>
          <table:table-cell office:value-type="float" office:value="0.6171876" calcext:value-type="float">
            <text:p>0.6171876</text:p>
          </table:table-cell>
          <table:table-cell office:value-type="float" office:value="0.0048960038" calcext:value-type="float">
            <text:p>0.0048960038</text:p>
          </table:table-cell>
          <table:table-cell office:value-type="float" office:value="0.032722585" calcext:value-type="float">
            <text:p>0.032722585</text:p>
          </table:table-cell>
          <table:table-cell office:value-type="float" office:value="0.019449757" calcext:value-type="float">
            <text:p>0.019449757</text:p>
          </table:table-cell>
          <table:table-cell office:value-type="float" office:value="0.057937287" calcext:value-type="float">
            <text:p>0.057937287</text:p>
          </table:table-cell>
          <table:table-cell table:formula="of:=AVERAGE([.B101:.K101])" office:value-type="float" office:value="0.56430775428" calcext:value-type="float">
            <text:p>0.56430775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16:03:31.751000000</meta:creation-date>
    <dc:date>2023-06-07T16:06:28.277000000</dc:date>
    <meta:editing-duration>PT2M56S</meta:editing-duration>
    <meta:editing-cycles>1</meta:editing-cycles>
    <meta:document-statistic meta:table-count="1" meta:cell-count="1212" meta:object-count="1"/>
    <meta:generator>LibreOffice/7.5.2.2$Windows_X86_64 LibreOffice_project/53bb9681a964705cf672590721dbc85eb4d0c3a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91cm" svg:height="15.763cm" xlink:href=".." xlink:type="simple" chart:class="chart:scatter" chart:style-name="ch1">
        <chart:legend chart:legend-position="end" svg:x="21.075cm" svg:y="7.579cm" style:legend-expansion="high" chart:style-name="ch2"/>
        <chart:plot-area chart:style-name="ch3" table:cell-range-address="Arkusz1.A1:Arkusz1.A101 Arkusz1.L1:Arkusz1.L101" svg:x="0.481cm" svg:y="0.315cm" svg:width="20.113cm" svg:height="15.133cm">
          <chart:coordinate-region svg:x="1.219cm" svg:y="0.315cm" svg:width="19.087cm" svg:height="14.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L1:Arkusz1.L101" chart:class="chart:scatter">
            <chart:domain table:cell-range-address="Arkusz1.A1:Arkusz1.A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1:Arkusz1.A101</svg:desc>
                </draw:g>
              </table:table-cell>
              <table:table-cell office:value-type="float" office:value="7.880424667">
                <text:p>7.880424667</text:p>
                <draw:g>
                  <svg:desc>Arkusz1.L1:Arkusz1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724339017">
                <text:p>3.5724339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8851364017">
                <text:p>2.8851364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4995592017">
                <text:p>2.4995592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2835335517">
                <text:p>1.2835335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2835335517">
                <text:p>1.2835335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763128741">
                <text:p>1.2763128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874884321">
                <text:p>0.9874884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600194021">
                <text:p>0.9600194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549791051">
                <text:p>0.9549791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960954841">
                <text:p>0.8960954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960954841">
                <text:p>0.89609548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7724897266">
                <text:p>0.7724897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724897266">
                <text:p>0.7724897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724897266">
                <text:p>0.77248972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724897266">
                <text:p>0.7724897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724897266">
                <text:p>0.7724897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724897266">
                <text:p>0.7724897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7696401026">
                <text:p>0.7696401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7696401026">
                <text:p>0.76964010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7696401026">
                <text:p>0.7696401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7696401026">
                <text:p>0.7696401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696401026">
                <text:p>0.7696401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7696401026">
                <text:p>0.7696401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696401026">
                <text:p>0.7696401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7696401026">
                <text:p>0.7696401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7696401026">
                <text:p>0.7696401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7377966908">
                <text:p>0.7377966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377966908">
                <text:p>0.7377966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377966908">
                <text:p>0.73779669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7377966908">
                <text:p>0.73779669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7377966908">
                <text:p>0.7377966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7377966908">
                <text:p>0.73779669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7377966908">
                <text:p>0.73779669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7377966908">
                <text:p>0.73779669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7377966908">
                <text:p>0.7377966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77966908">
                <text:p>0.73779669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7377966908">
                <text:p>0.73779669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7298464881">
                <text:p>0.72984648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7298464881">
                <text:p>0.72984648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7298464881">
                <text:p>0.72984648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7298464881">
                <text:p>0.72984648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7298464881">
                <text:p>0.72984648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7298464881">
                <text:p>0.72984648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298464881">
                <text:p>0.72984648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7298464881">
                <text:p>0.72984648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7298464881">
                <text:p>0.72984648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727888417">
                <text:p>0.7278884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727888417">
                <text:p>0.7278884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7276240141">
                <text:p>0.72762401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7276240141">
                <text:p>0.72762401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7276240141">
                <text:p>0.7276240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7276240141">
                <text:p>0.72762401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7263292439">
                <text:p>0.72632924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7263292439">
                <text:p>0.72632924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649611759">
                <text:p>0.56496117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6462242978">
                <text:p>0.564622429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6462242978">
                <text:p>0.564622429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6462242978">
                <text:p>0.564622429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6462242978">
                <text:p>0.564622429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6462242978">
                <text:p>0.564622429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6462242978">
                <text:p>0.564622429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6462242978">
                <text:p>0.564622429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6462242978">
                <text:p>0.564622429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6462242978">
                <text:p>0.564622429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6462242978">
                <text:p>0.564622429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6462242978">
                <text:p>0.564622429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6462242978">
                <text:p>0.564622429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6462242978">
                <text:p>0.564622429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6462242978">
                <text:p>0.564622429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6430775428">
                <text:p>0.56430775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56430775428">
                <text:p>0.56430775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